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2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 style:data-style-name="N100"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200"/>
    </style:style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ffff00"/>
    </style:style>
    <style:style style:name="ce26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7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table:style-name="Default"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style-name="Default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4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4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+k=</text:p>
          </table:table-cell>
          <table:table-cell table:number-columns-repeated="10"/>
          <table:table-cell office:value-type="string" calcext:value-type="string">
            <text:p>386.71</text:p>
          </table:table-cell>
          <table:table-cell office:value-type="string" calcext:value-type="string">
            <text:p>17.2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4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4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4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4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4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4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4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4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4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.00.0000</text:date>, <text:time style:data-style-name="N2" text:time-value="18:29:36.8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3-20T18:32:54.801000000</dc:date>
    <meta:editing-duration>P2DT21H29M31S</meta:editing-duration>
    <meta:editing-cycles>1116</meta:editing-cycles>
    <meta:document-statistic meta:table-count="2" meta:cell-count="5040" meta:object-count="0"/>
  </office:meta>
</office:document-meta>
</file>